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</style:style>
    <style:style style:name="T1" style:family="text">
      <style:text-properties officeooo:rsid="000454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vehicle_status-&gt;vehicle_</text:span>control_mode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9T10:54:47.595491548</meta:creation-date>
    <dc:date>2016-06-19T10:55:58.435909822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36" meta:non-whitespace-character-count="36"/>
    <meta:generator>LibreOffice/4.2.8.2$Linux_X86_64 LibreOffice_project/420m0$Build-2</meta:generator>
  </office:meta>
</office:document-meta>
</file>